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2123377076" text:style-name="L1">
        <text:list-item>
          <text:p text:style-name="P1">Краткое описание автоматизируемых систем (типы устройств и датчиков, их количества в системе и т. д);</text:p>
        </text:list-item>
        <text:list-item>
          <text:p text:style-name="P1">Описание применяемых в разработке средств (протоколы, языки) и предусмотренных для них систем тестирования (cppUnit, QtTest и т. д.);</text:p>
        </text:list-item>
        <text:list-item>
          <text:p text:style-name="P1">Описание схемы построения процесса разработки через тестирование;</text:p>
        </text:list-item>
        <text:list-item>
          <text:p text:style-name="P1">Анализ результат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3-11-26T12:24:18</dc:date>
    <dc:creator>timon </dc:creator>
    <meta:editing-duration>P0D</meta:editing-duration>
    <meta:editing-cycles>1</meta:editing-cycles>
    <meta:document-statistic meta:table-count="0" meta:image-count="0" meta:object-count="0" meta:page-count="1" meta:paragraph-count="5" meta:word-count="55" meta:character-count="408" meta:non-whitespace-character-count="362"/>
    <meta:generator>LibreOffice/3.5$Linux_x86 LibreOffice_project/350m1$Build-2</meta:generator>
  </office:meta>
</office:document-meta>
</file>